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.27cm" fo:margin-right="0cm" fo:line-height="162%" fo:text-indent="-0.635cm" style:auto-text-indent="false" fo:padding="0cm" fo:border="none"/>
      <style:text-properties fo:font-size="12pt" fo:font-weight="bold" style:font-size-asian="12pt" style:font-weight-asian="bold" style:font-size-complex="12pt"/>
    </style:style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Heading_20_1">
      <style:text-properties fo:font-weight="bold" officeooo:paragraph-rsid="000dfbb8" style:font-weight-asian="bold" style:font-weight-complex="bold"/>
    </style:style>
    <style:style style:name="P12" style:family="paragraph" style:parent-style-name="Heading_20_2" style:master-page-name="Standard">
      <style:paragraph-properties style:page-number="1"/>
      <style:text-properties officeooo:paragraph-rsid="000dfbb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mztsfph2gaxu"/>Nombre del Taller: </text:p>
      <text:p text:style-name="P11">Python requests: Consumiendo información de un servicio web Restful</text:p>
      <text:p text:style-name="Heading_20_2"><text:bookmark text:name="_xqhb26vyu0wr"/>Objetivos del taller:</text:p>
      <text:list xml:id="list6240374166135928329" text:style-name="L1">
        <text:list-item>
          <text:p text:style-name="P6">Introducir los conceptos sobre servicios web </text:p>
        </text:list-item>
        <text:list-item text:style-override="L4">
          <text:p text:style-name="P9">Conocer las características de los servicios web API restful </text:p>
        </text:list-item>
        <text:list-item text:style-override="L4">
          <text:p text:style-name="P9">Conocer el lenguaje de marcas json </text:p>
        </text:list-item>
        <text:list-item text:style-override="L4">
          <text:p text:style-name="P9">Utilizar python para realizar peticiones a un servicio web API restful </text:p>
        </text:list-item>
        <text:list-item text:style-override="L4">
          <text:p text:style-name="P2">Utilizar python para tratar la información obtenida del servicio web en formato json</text:p>
        </text:list-item>
      </text:list>
      <text:p text:style-name="Heading_20_2"><text:bookmark text:name="_jn6nvc26acx6"/>Nivel del taller:</text:p>
      <text:list xml:id="list2540746807090411660" text:style-name="WWNum1">
        <text:list-item>
          <text:p text:style-name="P1">Intermedio</text:p>
        </text:list-item>
      </text:list>
      <text:p text:style-name="Heading_20_2"><text:bookmark text:name="_zd20l1jukuuk"/>¿Qué aprenderé en el taller?:</text:p>
      <text:list xml:id="list926160569739135427" text:style-name="L2">
        <text:list-item>
          <text:p text:style-name="P7">Las características principales de los servicios web API restful </text:p>
        </text:list-item>
        <text:list-item text:style-override="L5">
          <text:p text:style-name="P10">Las formas de autentificación para conectar a los servicios web API restful </text:p>
        </text:list-item>
        <text:list-item text:style-override="L5">
          <text:p text:style-name="P10">Las características fundamentales del lenguaje de marcas json </text:p>
        </text:list-item>
        <text:list-item text:style-override="L5">
          <text:p text:style-name="P10">El uso de la librería <text:span text:style-name="Emphasis">requests</text:span> de python que nos permite realizar peticiones HTTP </text:p>
        </text:list-item>
        <text:list-item text:style-override="L5">
          <text:p text:style-name="P3">El tratamiento de información formateada en json desde python </text:p>
        </text:list-item>
      </text:list>
      <text:p text:style-name="Heading_20_2"><text:bookmark text:name="_k3f19nvw9dsu"/>Conocimientos Previos (requisitos):</text:p>
      <text:list xml:id="list1364063894441495332" text:style-name="L3">
        <text:list-item>
          <text:p text:style-name="P8">Conocimientos básicos del protocolo HTTP </text:p>
        </text:list-item>
        <text:list-item text:style-override="L6">
          <text:p text:style-name="P4">Conocimientos básicos de python3 </text:p>
        </text:list-item>
      </text:list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22222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3-14T10:02:00.326815710</dc:date>
    <meta:editing-duration>PT2M34S</meta:editing-duration>
    <meta:editing-cycles>2</meta:editing-cycles>
    <meta:document-statistic meta:table-count="0" meta:image-count="0" meta:object-count="0" meta:page-count="1" meta:paragraph-count="19" meta:word-count="146" meta:character-count="928" meta:non-whitespace-character-count="802"/>
  </office:meta>
</office:document-meta>
</file>